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TransactionStatus.isNew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ransactionStatus.SimpleTransaction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ransactionStatus.SimpleTransactionStatus( boolean new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